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0.916cm" fo:min-width="5.86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0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916cm" fo:min-width="3.566cm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6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316cm" fo:min-width="3.266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516cm" fo:min-width="4.066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svg:stroke-opacity="70%" draw:fill="none" draw:textarea-horizontal-align="justify" draw:textarea-vertical-align="middle" draw:auto-grow-height="false" fo:min-height="1.716cm" fo:min-width="3.866cm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86cm" fo:min-width="26.96cm"/>
    </style:style>
    <style:style style:name="gr9" style:family="graphic" style:parent-style-name="standard">
      <style:graphic-properties svg:stroke-color="#000000" svg:stroke-opacity="70%" draw:fill-color="#000000" draw:opacity="70%" draw:textarea-horizontal-align="justify" draw:textarea-vertical-align="middle" draw:auto-grow-height="false" fo:min-height="0.174cm" fo:min-width="0cm"/>
    </style:style>
    <style:style style:name="gr10" style:family="graphic" style:parent-style-name="standard">
      <style:graphic-properties svg:stroke-width="0.035cm" svg:stroke-color="#000000" draw:marker-start-width="0.252cm" draw:marker-end="Arrow" draw:marker-end-width="0.252cm" svg:stroke-opacity="70%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="Arrow" draw:marker-end-width="0.252cm" svg:stroke-opacity="70%" draw:opacity="100%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242cm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183cm"/>
    </style:style>
    <style:style style:name="gr1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116cm" fo:min-width="1.066cm" fo:padding-top="0.142cm" fo:padding-bottom="0.142cm" fo:padding-left="0.267cm" fo:padding-right="0.267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83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859cm"/>
    </style:style>
    <style:style style:name="gr21" style:family="graphic" style:parent-style-name="objectwithoutfill">
      <style:graphic-properties svg:stroke-width="0.018cm" draw:marker-start-width="0.227cm" draw:marker-end-width="0.227cm" draw:fill="none" draw:textarea-vertical-align="middle" fo:padding-top="0.134cm" fo:padding-bottom="0.134cm" fo:padding-left="0.259cm" fo:padding-right="0.259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928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9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56cm"/>
    </style:style>
    <style:style style:name="gr25" style:family="graphic" style:parent-style-name="objectwithoutfill">
      <style:graphic-properties svg:stroke-width="0.081cm" svg:stroke-color="#0000ff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r1" style:family="presentation" style:parent-style-name="Standard-notes">
      <style:graphic-properties draw:fill-color="#ffffff" fo:min-height="13.364cm"/>
    </style:style>
    <style:style style:name="co1" style:family="table-column">
      <style:table-column-properties style:column-width="2.255cm" style:use-optimal-column-width="false"/>
    </style:style>
    <style:style style:name="co2" style:family="table-column">
      <style:table-column-properties style:column-width="2.482cm" style:use-optimal-column-width="false"/>
    </style:style>
    <style:style style:name="co3" style:family="table-column">
      <style:table-column-properties style:column-width="5.095cm" style:use-optimal-column-width="false"/>
    </style:style>
    <style:style style:name="co4" style:family="table-column">
      <style:table-column-properties style:column-width="5.479cm" style:use-optimal-column-width="false"/>
    </style:style>
    <style:style style:name="co5" style:family="table-column">
      <style:table-column-properties style:column-width="4.15cm" style:use-optimal-column-width="false"/>
    </style:style>
    <style:style style:name="co6" style:family="table-column">
      <style:table-column-properties style:column-width="2.219cm" style:use-optimal-column-width="false"/>
    </style:style>
    <style:style style:name="co7" style:family="table-column">
      <style:table-column-properties style:column-width="2.142cm" style:use-optimal-column-width="false"/>
    </style:style>
    <style:style style:name="co8" style:family="table-column">
      <style:table-column-properties style:column-width="2.209cm" style:use-optimal-column-width="false"/>
    </style:style>
    <style:style style:name="co9" style:family="table-column">
      <style:table-column-properties style:column-width="2.199cm" style:use-optimal-column-width="false"/>
    </style:style>
    <style:style style:name="co10" style:family="table-column">
      <style:table-column-properties style:column-width="3.192cm" style:use-optimal-column-width="false"/>
    </style:style>
    <style:style style:name="co11" style:family="table-column">
      <style:table-column-properties style:column-width="3.413cm" style:use-optimal-column-width="false"/>
    </style:style>
    <style:style style:name="co12" style:family="table-column">
      <style:table-column-properties style:column-width="2.823cm" style:use-optimal-column-width="false"/>
    </style:style>
    <style:style style:name="co13" style:family="table-column">
      <style:table-column-properties style:column-width="3.074cm" style:use-optimal-column-width="false"/>
    </style:style>
    <style:style style:name="ro1" style:family="table-row">
      <style:table-row-properties style:row-height="0.816cm"/>
    </style:style>
    <style:style style:name="ro2" style:family="table-row">
      <style:table-row-properties style:row-height="0.972cm"/>
    </style:style>
    <style:style style:name="ro3" style:family="table-row">
      <style:table-row-properties style:row-height="1.371cm"/>
    </style:style>
    <style:style style:name="ro4" style:family="table-row">
      <style:table-row-properties style:row-height="3.036cm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size="14pt" style:font-size-asian="14pt" style:font-size-complex="14pt"/>
    </style:style>
    <style:style style:name="ce3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4" style:family="table-cell">
      <loext:graphic-properties style:repeat="repeat"/>
      <style:paragraph-properties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5" style:family="table-cell">
      <loext:graphic-properties style:repeat="repeat"/>
      <style:paragraph-properties fo:border="0.03pt solid #ffffff"/>
      <style:text-properties fo:font-size="14pt" style:font-size-asian="14pt" style:font-size-complex="14pt"/>
    </style:style>
    <style:style style:name="ce6" style:family="table-cell">
      <loext:graphic-properties style:repeat="repeat"/>
      <style:paragraph-properties fo:border="0.03pt solid #ffffff"/>
      <style:text-properties fo:font-size="14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4pt"/>
    </style:style>
    <style:style style:name="P3" style:family="paragraph">
      <loext:graphic-properties draw:fill="none" draw:fill-color="#ffffff"/>
      <style:text-properties fo:font-size="14pt"/>
    </style:style>
    <style:style style:name="P4" style:family="paragraph">
      <loext:graphic-properties draw:fill-color="#000000" draw:opacity="70%"/>
      <style:paragraph-properties fo:text-align="center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opacity="100%"/>
      <style:paragraph-properties fo:text-align="center"/>
      <style:text-properties fo:font-size="14pt" style:font-size-asian="14pt" style:font-size-complex="14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color="#0000ff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00ff"/>
    </style:style>
    <style:style style:name="T4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2" xml:id="id1" draw:id="id1" draw:layer="layout" svg:width="6.4cm" svg:height="1.2cm" svg:x="4cm" svg:y="7.2cm">
          <text:p text:style-name="P1"><text:span text:style-name="T1">TCG_STATE_IDL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6cm" svg:height="2.2cm" svg:x="2.6cm" svg:y="13.6cm">
          <text:p text:style-name="P1"><text:span text:style-name="T1">TCG_STATE_</text:span><text:span text:style-name="T1"><text:line-break/></text:span><text:span text:style-name="T1">ADD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1cm" svg:height="2.2cm" svg:x="8.1cm" svg:y="13.6cm">
          <text:p text:style-name="P1"><text:span text:style-name="T1">TCG_STATE_</text:span><text:span text:style-name="T1"><text:line-break/></text:span><text:span text:style-name="T1">REPLACE_</text:span><text:span text:style-name="T1"><text:line-break/></text:span><text:span text:style-name="T1">CATCH_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5.2cm" svg:height="1.8cm" svg:x="4.6cm" svg:y="18.4cm">
          <text:p text:style-name="P1"><text:span text:style-name="T1">TCG_STATE_</text:span><text:span text:style-name="T1"><text:line-break/></text:span><text:span text:style-name="T1">DO_CATCH_AREA_</text:span><text:span text:style-name="T1"><text:line-break/></text:span><text:span text:style-name="T1">SE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0" draw:id="id10" draw:layer="layout" svg:width="3.8cm" svg:height="1.6cm" svg:x="17.4cm" svg:y="12.8cm">
          <text:p text:style-name="P1"><text:span text:style-name="T1">TCG_STATE_</text:span><text:span text:style-name="T1"><text:line-break/></text:span><text:span text:style-name="T1">SINGLE_MOV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4.6cm" svg:height="1.8cm" svg:x="17cm" svg:y="18.2cm">
          <text:p text:style-name="P1"><text:span text:style-name="T1">TCG_STATE_</text:span><text:span text:style-name="T1"><text:line-break/></text:span><text:span text:style-name="T1">SELECTON_MOVE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12" draw:id="id12" draw:layer="layout" svg:width="4.4cm" svg:height="2cm" svg:x="21.6cm" svg:y="15.2cm">
          <text:p text:style-name="P1"><text:span text:style-name="T1">TCG_STATE_</text:span><text:span text:style-name="T1"><text:line-break/></text:span><text:span text:style-name="T1">DO_MOVEMENT</text:span></text:p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7.46cm" svg:height="4.136cm" svg:x="0.34cm" svg:y="1.6cm">
          <draw:text-box>
            <text:p><text:span text:style-name="T1">Input: x, y, e <text:s/>Values for „e“:BUTTON_DOWN (D), SHIFT_BUTTON_DOWN (SD), MOUSE_MOVE (MM), BUTTON_UP (U)</text:span></text:p>
            <text:p><text:span text:style-name="T1">Functions:</text:span></text:p>
            <text:p><text:span text:style-name="T1"><text:tab/></text:span><text:span text:style-name="T1">EOP</text:span><text:span text:style-name="T1"><text:tab/></text:span><text:span text:style-name="T1"><text:tab/></text:span><text:span text:style-name="T1">tcg_GetElementOverPosition(…) returns true</text:span></text:p>
            <text:p><text:span text:style-name="T1"><text:tab/></text:span><text:span text:style-name="T1">Selected</text:span><text:span text:style-name="T1"><text:tab/></text:span><text:span text:style-name="T1">tcg_IsSelected(...) returns true</text:span></text:p>
            <text:p><text:span text:style-name="T1"><text:tab/></text:span><text:span text:style-name="T1">ConCa</text:span><text:span text:style-name="T1"><text:tab/></text:span><text:span text:style-name="T1">Connector catched</text:span></text:p>
            <text:p><text:span text:style-name="T1">Internel: Start position: sx, sy (tcg-&gt;start_x, tcg-&gt;start_y). Catch Area: CA (tcg-&gt;catch_area)</text:span></text:p>
            <text:p><text:span text:style-name="T1"/></text:p>
          </draw:text-box>
        </draw:frame>
        <draw:custom-shape draw:style-name="gr9" draw:text-style-name="P4" xml:id="id2" draw:id="id2" draw:layer="layout" svg:width="0.6cm" svg:height="0.6cm" svg:x="5.6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.2cm" svg:y1="8.4cm" svg:x2="5.9cm" svg:y2="10.2cm" draw:start-shape="id1" draw:start-glue-point="2" draw:end-shape="id2" draw:end-glue-point="4" svg:d="M7200 8400c0 1363-1300 464-1300 1800" svg:viewBox="0 0 1301 1801">
          <text:p text:style-name="P1"><text:span text:style-name="T2">SD</text:span></text:p>
        </draw:connector>
        <draw:connector draw:style-name="gr11" draw:text-style-name="P6" draw:layer="layout" draw:type="curve" svg:x1="5.9cm" svg:y1="10.8cm" svg:x2="4.4cm" svg:y2="13.6cm" draw:start-shape="id2" draw:start-glue-point="8" draw:end-shape="id3" draw:end-glue-point="0" svg:d="M5900 10800c0 2088-1500 688-1500 2800" svg:viewBox="0 0 1501 2801">
          <text:p text:style-name="P1"><text:span text:style-name="T2">!EOP:</text:span><text:span text:style-name="T2"><text:line-break/></text:span><text:span text:style-name="T2">(x,y) → (sx,sy)</text:span></text:p>
        </draw:connector>
        <draw:connector draw:style-name="gr10" draw:text-style-name="P5" draw:layer="layout" draw:type="curve" svg:x1="6.2cm" svg:y1="14.7cm" svg:x2="7.2cm" svg:y2="8.4cm" draw:start-shape="id3" draw:start-glue-point="1" draw:end-shape="id1" draw:end-glue-point="2" svg:d="M6200 14700c667 0 1000-2100 1000-6300" svg:viewBox="0 0 1001 6301">
          <text:p text:style-name="P1"><text:span text:style-name="T2">U</text:span></text:p>
        </draw:connector>
        <draw:connector draw:style-name="gr10" draw:text-style-name="P5" draw:layer="layout" draw:type="curve" svg:x1="7.2cm" svg:y1="18.4cm" svg:x2="7.2cm" svg:y2="8.4cm" draw:start-shape="id4" draw:start-glue-point="0" draw:end-shape="id1" draw:end-glue-point="2" svg:d="M7200 18400v-10000" svg:viewBox="0 0 1 10001">
          <text:p text:style-name="P1"><text:span text:style-name="T2">U</text:span></text:p>
        </draw:connector>
        <draw:connector draw:style-name="gr10" draw:text-style-name="P5" draw:layer="layout" draw:type="curve" svg:x1="8.1cm" svg:y1="14.7cm" svg:x2="7.2cm" svg:y2="8.4cm" draw:start-shape="id5" draw:start-glue-point="3" draw:end-shape="id1" draw:end-glue-point="2" svg:d="M8100 14700c-600 0-900-2100-900-6300" svg:viewBox="0 0 901 6301">
          <text:p text:style-name="P1"><text:span text:style-name="T2">U</text:span></text:p>
        </draw:connector>
        <draw:connector draw:style-name="gr11" draw:text-style-name="P6" draw:layer="layout" draw:type="curve" svg:x1="4.4cm" svg:y1="15.8cm" svg:x2="4.6cm" svg:y2="19.3cm" draw:start-shape="id3" draw:start-glue-point="2" draw:end-shape="id4" draw:end-glue-point="3" svg:d="M4400 15800c0 1950-160 1624-304 2012s-273 1488 504 1488" svg:viewBox="0 0 614 3501">
          <text:p text:style-name="P1"><text:span text:style-name="T2">MM:</text:span><text:span text:style-name="T2"><text:line-break/></text:span><text:span text:style-name="T2">(x,y), (sx,sy) → CA</text:span></text:p>
        </draw:connector>
        <draw:connector draw:style-name="gr11" draw:text-style-name="P6" draw:layer="layout" draw:type="curve" svg:x1="10.15cm" svg:y1="15.8cm" svg:x2="9.8cm" svg:y2="19.3cm" draw:start-shape="id5" draw:start-glue-point="2" draw:end-shape="id4" draw:end-glue-point="1" svg:d="M10150 15800c0 1950 83 1624 190 2012s237 1488-540 1488" svg:viewBox="0 0 622 3501">
          <text:p text:style-name="P1"><text:span text:style-name="T2">MM:</text:span><text:span text:style-name="T2"><text:line-break/></text:span><text:span text:style-name="T2">(x,y), (sx,sy) → CA</text:span></text:p>
        </draw:connector>
        <draw:custom-shape draw:style-name="gr9" draw:text-style-name="P4" xml:id="id6" draw:id="id6" draw:layer="layout" svg:width="0.6cm" svg:height="0.6cm" svg:x="3.1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5.6cm" svg:y1="10.5cm" svg:x2="3.7cm" svg:y2="11.5cm" draw:start-shape="id2" draw:start-glue-point="6" draw:end-shape="id6" draw:end-glue-point="10" svg:d="M5600 10500c-1423 0-474 1000-1900 1000" svg:viewBox="0 0 1901 1001">
          <text:p text:style-name="P1"><text:span text:style-name="T2">EOP</text:span></text:p>
        </draw:connector>
        <draw:connector draw:style-name="gr11" draw:text-style-name="P6" draw:layer="layout" draw:type="curve" svg:x1="3.4cm" svg:y1="11.2cm" svg:x2="4cm" svg:y2="7.8cm" draw:start-shape="id6" draw:start-glue-point="4" draw:end-shape="id1" draw:end-glue-point="3" svg:d="M3400 11200c0-2267 200-3400 600-3400" svg:viewBox="0 0 601 3401">
          <text:p text:style-name="P1"><text:span text:style-name="T2">Selected:</text:span><text:span text:style-name="T2"><text:line-break/></text:span><text:span text:style-name="T2">Unselect</text:span></text:p>
        </draw:connector>
        <draw:connector draw:style-name="gr11" draw:text-style-name="P6" draw:layer="layout" draw:type="curve" draw:line-skew="-1.64cm" svg:x1="3.1cm" svg:y1="11.5cm" svg:x2="3.98cm" svg:y2="7.8cm" draw:start-shape="id6" draw:start-glue-point="6" svg:d="M3100 11500c-3211 0-3651-3700 880-3700" svg:viewBox="0 0 3347 370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!Selected:</text:span><text:span text:style-name="T2"><text:line-break/></text:span><text:span text:style-name="T2">Select</text:span></text:p>
        </draw:connector>
        <draw:custom-shape draw:style-name="gr9" draw:text-style-name="P4" xml:id="id7" draw:id="id7" draw:layer="layout" svg:width="0.6cm" svg:height="0.6cm" svg:x="11.2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draw:type="curve" svg:x1="7.169cm" svg:y1="8.391cm" svg:x2="11.5cm" svg:y2="10.2cm" draw:end-shape="id7" draw:end-glue-point="4" svg:d="M7169 8391c0 981 4331 77 4331 1809" svg:viewBox="0 0 4332 1810">
          <text:p text:style-name="P1"><text:span text:style-name="T2">D</text:span></text:p>
        </draw:connector>
        <draw:connector draw:style-name="gr11" draw:text-style-name="P6" draw:layer="layout" draw:type="curve" svg:x1="11.5cm" svg:y1="10.8cm" svg:x2="10.15cm" svg:y2="13.6cm" draw:start-shape="id7" draw:start-glue-point="8" draw:end-shape="id5" svg:d="M11500 10800c0 2088-1350 688-1350 2800" svg:viewBox="0 0 1351 2801">
          <text:p text:style-name="P1"><text:span text:style-name="T2">!EOP:</text:span><text:span text:style-name="T2"><text:line-break/></text:span><text:span text:style-name="T2">(x,y) → (sx,sy)</text:span></text:p>
          <text:p text:style-name="P1"><text:span text:style-name="T2">DeselectAll</text:span></text:p>
        </draw:connector>
        <draw:custom-shape draw:style-name="gr9" draw:text-style-name="P4" xml:id="id9" draw:id="id9" draw:layer="layout" svg:width="0.6cm" svg:height="0.6cm" svg:x="14.2cm" svg:y="1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1.8cm" svg:y1="10.5cm" svg:x2="13.7cm" svg:y2="11.4cm" draw:start-shape="id7" draw:start-glue-point="10" draw:end-shape="id8" draw:end-glue-point="4" svg:d="M11800 10500c1267 0 1900 300 1900 900" svg:viewBox="0 0 1901 901">
          <text:p text:style-name="P1"><text:span text:style-name="T2">EOP</text:span></text:p>
        </draw:connector>
        <draw:connector draw:style-name="gr11" draw:text-style-name="P6" draw:layer="layout" draw:type="curve" svg:x1="14.5cm" svg:y1="15.8cm" svg:x2="17.4cm" svg:y2="13.6cm" draw:start-shape="id9" draw:start-glue-point="4" draw:end-shape="id10" draw:end-glue-point="3" svg:d="M14500 15800c0-1467 966-2200 2900-2200" svg:viewBox="0 0 2901 2201">
          <text:p text:style-name="P1"><text:span text:style-name="T2">!Selected:</text:span><text:span text:style-name="T2"><text:line-break/></text:span><text:span text:style-name="T2">(x,y) → (sx,sy)</text:span><text:span text:style-name="T2"><text:line-break/></text:span><text:span text:style-name="T2">DeselectAll</text:span><text:span text:style-name="T2"><text:line-break/></text:span><text:span text:style-name="T2">Select EOP</text:span></text:p>
        </draw:connector>
        <draw:connector draw:style-name="gr11" draw:text-style-name="P6" draw:layer="layout" draw:type="curve" svg:x1="14.5cm" svg:y1="16.4cm" svg:x2="17cm" svg:y2="19.1cm" draw:start-shape="id9" draw:start-glue-point="8" draw:end-shape="id11" draw:end-glue-point="3" svg:d="M14500 16400c0 1800 833 2700 2500 2700" svg:viewBox="0 0 2501 2701">
          <text:p text:style-name="P1"><text:span text:style-name="T2">Selected:</text:span><text:span text:style-name="T2"><text:line-break/></text:span><text:span text:style-name="T2">(x,y) → (sx,sy)</text:span></text:p>
        </draw:connector>
        <draw:connector draw:style-name="gr11" draw:text-style-name="P6" draw:layer="layout" draw:type="curve" svg:x1="21.2cm" svg:y1="13.6cm" svg:x2="23.8cm" svg:y2="15.2cm" draw:start-shape="id10" draw:end-shape="id12" draw:end-glue-point="0" svg:d="M21200 13600c1734 0 2600 533 2600 1600" svg:viewBox="0 0 2601 16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text:span text:style-name="T2"><text:line-break/></text:span><text:span text:style-name="T2"/></text:p>
        </draw:connector>
        <draw:connector draw:style-name="gr11" draw:text-style-name="P6" draw:layer="layout" draw:type="curve" svg:x1="21.6cm" svg:y1="19.1cm" svg:x2="23.8cm" svg:y2="17.2cm" draw:start-shape="id11" draw:start-glue-point="1" draw:end-shape="id12" draw:end-glue-point="2" svg:d="M21600 19100c1467 0 2200-633 2200-1900" svg:viewBox="0 0 2201 1901"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connector draw:style-name="gr10" draw:text-style-name="P5" draw:layer="layout" draw:type="curve" svg:x1="21.6cm" svg:y1="16.2cm" svg:x2="10.4cm" svg:y2="7.8cm" draw:start-shape="id12" draw:start-glue-point="3" draw:end-shape="id1" draw:end-glue-point="1" svg:d="M21600 16200c-8400 0-2800-8400-11200-8400" svg:viewBox="0 0 11201 8401">
          <text:p text:style-name="P1"><text:span text:style-name="T2">U</text:span></text:p>
        </draw:connector>
        <draw:connector draw:style-name="gr11" draw:text-style-name="P6" draw:layer="layout" draw:type="curve" svg:x1="23.8cm" svg:y1="17.2cm" svg:x2="26cm" svg:y2="16.2cm" draw:start-shape="id12" draw:start-glue-point="2" draw:end-shape="id12" draw:end-glue-point="1" svg:d="M23800 17200c0 777 1360 648 2104 204s873-1204 96-1204" svg:viewBox="0 0 2726 1561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>MM:</text:span><text:span text:style-name="T2"><text:line-break/></text:span><text:span text:style-name="T2">Apply</text:span><text:span text:style-name="T2"><text:line-break/></text:span><text:span text:style-name="T2">Move</text:span></text:p>
        </draw:connector>
        <draw:frame draw:style-name="gr12" draw:text-style-name="P7" draw:layer="layout" svg:width="11.742cm" svg:height="0.962cm" svg:x="0.258cm" svg:y="0.4cm">
          <draw:text-box>
            <text:p>TCE Selection and Move State Machine</text:p>
          </draw:text-box>
        </draw:frame>
        <draw:frame draw:style-name="gr12" draw:text-style-name="P7" draw:layer="layout" svg:width="11.742cm" svg:height="0.962cm" svg:x="0.258cm" svg:y="0.4cm">
          <draw:text-box>
            <text:p>TCE Selection and Move State Machine</text:p>
          </draw:text-box>
        </draw:frame>
        <draw:custom-shape draw:style-name="gr9" draw:text-style-name="P4" xml:id="id8" draw:id="id8" draw:layer="layout" svg:width="0.6cm" svg:height="0.6cm" svg:x="13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13.4cm" svg:y1="11.7cm" svg:x2="14.2cm" svg:y2="16.1cm" draw:start-shape="id8" draw:start-glue-point="6" draw:end-shape="id9" draw:end-glue-point="6" svg:d="M13400 11700c-751 0-1151 4400 800 4400" svg:viewBox="0 0 1420 4401">
          <text:p text:style-name="P1"><text:span text:style-name="T2">!ConCa</text:span></text:p>
        </draw:connector>
        <draw:custom-shape draw:style-name="gr5" draw:text-style-name="P2" xml:id="id13" draw:id="id13" draw:layer="layout" svg:width="3.8cm" svg:height="1.6cm" svg:x="18.4cm" svg:y="8.2cm">
          <text:p text:style-name="P1"><text:span text:style-name="T1">TCG_STATE_</text:span><text:span text:style-name="T1"><text:line-break/></text:span><text:span text:style-name="T1">DO_PATH</text:span></text:p>
          <draw:enhanced-geometry svg:viewBox="0 0 21600 21600" draw:type="rectangle" draw:enhanced-path="M 0 0 L 21600 0 21600 21600 0 21600 0 0 Z N"/>
        </draw:custom-shape>
        <draw:connector draw:style-name="gr11" draw:text-style-name="P6" draw:layer="layout" draw:type="curve" svg:x1="13.912cm" svg:y1="11.488cm" svg:x2="18.4cm" svg:y2="9cm" draw:start-shape="id8" draw:start-glue-point="11" draw:end-shape="id13" draw:end-glue-point="3" svg:d="M13912 11488c3420 0 1176-2488 4488-2488" svg:viewBox="0 0 4489 2489">
          <text:p><text:span text:style-name="T2">ConCa</text:span></text:p>
        </draw:connector>
        <draw:connector draw:style-name="gr11" draw:text-style-name="P6" draw:layer="layout" draw:type="curve" draw:line-skew="0.726cm -1.075cm" svg:x1="22.2cm" svg:y1="9cm" svg:x2="20.3cm" svg:y2="8.2cm" draw:start-shape="id13" draw:start-glue-point="1" draw:end-shape="id13" draw:end-glue-point="0" svg:d="M22200 9000c1866 0 1556-1197 614-1994s-2514-1195-2514 1194" svg:viewBox="0 0 3264 2612">
          <text:p text:style-name="P1"><text:span text:style-name="T2">U, MM</text:span><text:span text:style-name="T2"><text:line-break/></text:span><text:span text:style-name="T2">(x,y) → (sx,sy)</text:span></text:p>
        </draw:connector>
        <draw:custom-shape draw:style-name="gr9" draw:text-style-name="P4" xml:id="id14" draw:id="id14" draw:layer="layout" svg:width="0.6cm" svg:height="0.6cm" svg:x="13.8cm" svg:y="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6" draw:layer="layout" draw:type="curve" svg:x1="20.3cm" svg:y1="8.2cm" svg:x2="14.312cm" svg:y2="6.888cm" draw:start-shape="id13" draw:start-glue-point="0" draw:end-shape="id14" draw:end-glue-point="11" svg:d="M20300 8200c0-875-1996-1312-5988-1312" svg:viewBox="0 0 5989 1313">
          <text:p text:style-name="P1"><text:span text:style-name="T2">D</text:span></text:p>
        </draw:connector>
        <draw:connector draw:style-name="gr11" draw:text-style-name="P6" draw:layer="layout" draw:type="curve" svg:x1="13.8cm" svg:y1="7.1cm" svg:x2="10.4cm" svg:y2="7.8cm" draw:start-shape="id14" draw:start-glue-point="6" draw:end-shape="id1" draw:end-glue-point="1" svg:d="M13800 7100c-2536 0-837 700-3400 700" svg:viewBox="0 0 3401 701">
          <text:p><text:span text:style-name="T2">ConCa</text:span><text:span text:style-name="T2"><text:line-break/></text:span><text:span text:style-name="T2">Finish Path</text:span></text:p>
        </draw:connector>
        <draw:connector draw:style-name="gr11" draw:text-style-name="P6" draw:layer="layout" draw:type="curve" svg:x1="14.1cm" svg:y1="7.4cm" svg:x2="18.4cm" svg:y2="9cm" draw:start-shape="id14" draw:start-glue-point="8" draw:end-shape="id13" draw:end-glue-point="3" svg:d="M14100 7400c0 1067 1433 1600 4300 1600" svg:viewBox="0 0 4301 1601">
          <text:p text:style-name="P1"><text:span text:style-name="T2">!ConCa:</text:span><text:span text:style-name="T2"><text:line-break/></text:span><text:span text:style-name="T2">Add Path Node</text:span><text:span text:style-name="T2"><text:line-break/></text:span><text:span text:style-name="T2">(x,y) → (sx,sy)</text:span></text:p>
        </draw:connector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office:forms form:automatic-focus="false" form:apply-design-mode="false"/>
        <draw:frame draw:style-name="standard" draw:layer="layout" svg:width="9.831cm" svg:height="13.871cm" svg:x="0.504cm" svg:y="2.85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2">dir_src</text:span></text:p>
              </table:table-cell>
              <table:table-cell>
                <text:p><text:span text:style-name="T2">dir_dest</text:span></text:p>
              </table:table-cell>
              <table:table-cell>
                <text:p><text:span text:style-name="T2">Path-Algoritm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0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1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1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2</text:span></text:p>
              </table:table-cell>
              <table:table-cell table:style-name="ce2"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2</text:span></text:p>
              </table:table-cell>
              <table:table-cell>
                <text:p><text:span text:style-name="T2">3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0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1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2</text:span></text:p>
              </table:table-cell>
              <table:table-cell>
                <text:p><text:span text:style-name="T2">Edge-X</text:span></text:p>
              </table:table-cell>
            </table:table-row>
            <table:table-row table:style-name="ro1" table:default-cell-style-name="ce1">
              <table:table-cell>
                <text:p><text:span text:style-name="T2">3</text:span></text:p>
              </table:table-cell>
              <table:table-cell>
                <text:p><text:span text:style-name="T2">3</text:span></text:p>
              </table:table-cell>
              <table:table-cell table:style-name="ce2">
                <text:p><text:span text:style-name="T2">Parallel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4" draw:text-style-name="P7" draw:layer="layout" svg:width="10.683cm" svg:height="0.962cm" svg:x="0.258cm" svg:y="0.4cm">
          <draw:text-box>
            <text:p>TCE Automatic Path Draw Algorithm</text:p>
          </draw:text-box>
        </draw:frame>
        <draw:custom-shape draw:style-name="gr15" draw:text-style-name="P9" draw:layer="layout" svg:width="1.6cm" svg:height="1.4cm" svg:x="14cm" svg:y="2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5.6cm" svg:y1="2.6cm" svg:x2="16.6cm" svg:y2="2.6cm">
          <text:p/>
        </draw:line>
        <draw:line draw:style-name="gr16" draw:text-style-name="P9" draw:layer="layout" svg:x1="14.8cm" svg:y1="3.4cm" svg:x2="14.8cm" svg:y2="4.2cm">
          <text:p/>
        </draw:line>
        <draw:line draw:style-name="gr16" draw:text-style-name="P9" draw:layer="layout" svg:x1="14cm" svg:y1="2.6cm" svg:x2="13cm" svg:y2="2.6cm">
          <text:p/>
        </draw:line>
        <draw:line draw:style-name="gr17" draw:text-style-name="P9" draw:layer="layout" svg:x1="14.8cm" svg:y1="1.2cm" svg:x2="14.8cm" svg:y2="2cm">
          <text:p/>
        </draw:line>
        <draw:frame draw:style-name="gr18" draw:text-style-name="P10" draw:layer="layout" svg:width="0.777cm" svg:height="0.806cm" svg:x="15.8cm" svg:y="2.5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4cm" svg:y="3.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3cm" svg:y="1.8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5cm" svg:y="1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2cm" svg:y="1.8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8cm" svg:y1="2.4cm" svg:x2="25.8cm" svg:y2="2.4cm">
          <text:p/>
        </draw:line>
        <draw:line draw:style-name="gr16" draw:text-style-name="P9" draw:layer="layout" svg:x1="21cm" svg:y1="3.2cm" svg:x2="21cm" svg:y2="4cm">
          <text:p/>
        </draw:line>
        <draw:line draw:style-name="gr16" draw:text-style-name="P9" draw:layer="layout" svg:x1="20.2cm" svg:y1="2.4cm" svg:x2="19.2cm" svg:y2="2.4cm">
          <text:p/>
        </draw:line>
        <draw:line draw:style-name="gr16" draw:text-style-name="P9" draw:layer="layout" svg:x1="21cm" svg:y1="1cm" svg:x2="21cm" svg:y2="1.8cm">
          <text:p/>
        </draw:line>
        <draw:frame draw:style-name="gr18" draw:text-style-name="P10" draw:layer="layout" svg:width="0.777cm" svg:height="0.806cm" svg:x="22.023cm" svg:y="2.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.2cm" svg:y="3.2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2cm" svg:y="1.6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0.823cm" svg:y="0.8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8cm" svg:y="4.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4.4cm" svg:y1="5cm" svg:x2="25.8cm" svg:y2="5cm">
          <text:p/>
        </draw:line>
        <draw:line draw:style-name="gr16" draw:text-style-name="P9" draw:layer="layout" svg:x1="23.6cm" svg:y1="5.8cm" svg:x2="23.6cm" svg:y2="6.6cm">
          <text:p/>
        </draw:line>
        <draw:line draw:style-name="gr16" draw:text-style-name="P9" draw:layer="layout" svg:x1="22.8cm" svg:y1="5cm" svg:x2="21.8cm" svg:y2="5cm">
          <text:p/>
        </draw:line>
        <draw:line draw:style-name="gr16" draw:text-style-name="P9" draw:layer="layout" svg:x1="23.6cm" svg:y1="3.6cm" svg:x2="23.6cm" svg:y2="4.4cm">
          <text:p/>
        </draw:line>
        <draw:frame draw:style-name="gr18" draw:text-style-name="P10" draw:layer="layout" svg:width="0.777cm" svg:height="0.806cm" svg:x="24.6cm" svg:y="5.2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2.8cm" svg:y="5.8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8cm" svg:y="4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3.423cm" svg:y="3.4cm">
          <draw:text-box>
            <text:p><text:span text:style-name="T2">3</text:span></text:p>
          </draw:text-box>
        </draw:frame>
        <draw:line draw:style-name="gr17" draw:text-style-name="P9" draw:layer="layout" svg:x1="25.8cm" svg:y1="2.4cm" svg:x2="25.8cm" svg:y2="5cm">
          <text:p/>
        </draw:line>
        <draw:frame draw:style-name="gr19" draw:text-style-name="P10" draw:layer="layout" svg:width="3.338cm" svg:height="0.806cm" svg:x="22.2cm" svg:y="1.394cm">
          <draw:text-box>
            <text:p><text:span text:style-name="T2">Parallel-Path</text:span></text:p>
          </draw:text-box>
        </draw:frame>
        <draw:frame draw:style-name="standard" draw:layer="layout" svg:width="9.628cm" svg:height="3.263cm" svg:x="17.953cm" svg:y="7.69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2">Condition</text:span></text:p>
              </table:table-cell>
              <table:table-cell>
                <text:p><text:span text:style-name="T2">Path-Algorithm</text:span></text:p>
              </table:table-cell>
            </table:table-row>
            <table:table-row table:style-name="ro1" table:default-cell-style-name="ce1">
              <table:table-cell>
                <text:p><text:span text:style-name="T2">dir_src == dir_dest</text:span></text:p>
              </table:table-cell>
              <table:table-cell>
                <text:p><text:span text:style-name="T2">Parallel</text:span></text:p>
              </table:table-cell>
            </table:table-row>
            <table:table-row table:style-name="ro1" table:default-cell-style-name="ce1">
              <table:table-cell>
                <text:p><text:span text:style-name="T2">dir_src+dir_dest == 4</text:span></text:p>
              </table:table-cell>
              <table:table-cell>
                <text:p><text:span text:style-name="T2">Anti-Parallel</text:span></text:p>
              </table:table-cell>
            </table:table-row>
            <table:table-row table:style-name="ro1" table:default-cell-style-name="ce2">
              <table:table-cell>
                <text:p><text:span text:style-name="T2">All other</text:span></text:p>
              </table:table-cell>
              <table:table-cell>
                <text:p><text:span text:style-name="T2">Edge-X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15" draw:text-style-name="P9" draw:layer="layout" svg:width="1.6cm" svg:height="1.4cm" svg:x="16.6cm" svg:y="5.19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8.2cm" svg:y1="5.794cm" svg:x2="19.2cm" svg:y2="5.794cm">
          <text:p/>
        </draw:line>
        <draw:line draw:style-name="gr17" draw:text-style-name="P9" draw:layer="layout" svg:x1="17.4cm" svg:y1="6.594cm" svg:x2="17.4cm" svg:y2="7.394cm">
          <text:p/>
        </draw:line>
        <draw:line draw:style-name="gr16" draw:text-style-name="P9" draw:layer="layout" svg:x1="16.6cm" svg:y1="5.794cm" svg:x2="15.6cm" svg:y2="5.794cm">
          <text:p/>
        </draw:line>
        <draw:line draw:style-name="gr16" draw:text-style-name="P9" draw:layer="layout" svg:x1="17.4cm" svg:y1="4.394cm" svg:x2="17.4cm" svg:y2="5.194cm">
          <text:p/>
        </draw:line>
        <draw:frame draw:style-name="gr18" draw:text-style-name="P10" draw:layer="layout" svg:width="0.777cm" svg:height="0.806cm" svg:x="18.4cm" svg:y="5.7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6.4cm" svg:y="6.5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5.6cm" svg:y="4.9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7.223cm" svg:y="4.194cm">
          <draw:text-box>
            <text:p><text:span text:style-name="T2">3</text:span></text:p>
          </draw:text-box>
        </draw:frame>
        <draw:line draw:style-name="gr17" draw:text-style-name="P9" draw:layer="layout" svg:x1="11.8cm" svg:y1="1.2cm" svg:x2="14.8cm" svg:y2="1.2cm">
          <text:p/>
        </draw:line>
        <draw:line draw:style-name="gr17" draw:text-style-name="P9" draw:layer="layout" svg:x1="11.8cm" svg:y1="7.4cm" svg:x2="17.4cm" svg:y2="7.4cm">
          <text:p/>
        </draw:line>
        <draw:line draw:style-name="gr17" draw:text-style-name="P9" draw:layer="layout" svg:x1="11.8cm" svg:y1="7.4cm" svg:x2="11.8cm" svg:y2="1.2cm">
          <text:p/>
        </draw:line>
        <draw:frame draw:style-name="gr20" draw:text-style-name="P10" draw:layer="layout" svg:width="4.359cm" svg:height="0.806cm" svg:x="11.8cm" svg:y="6.594cm">
          <draw:text-box>
            <text:p><text:span text:style-name="T2">Anti-Parallel-Path</text:span></text:p>
          </draw:text-box>
        </draw:frame>
        <draw:custom-shape draw:style-name="gr15" draw:text-style-name="P9" draw:layer="layout" svg:width="1.6cm" svg:height="1.4cm" svg:x="12.2cm" svg:y="14.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3.8cm" svg:y1="15cm" svg:x2="14.8cm" svg:y2="15cm">
          <text:p/>
        </draw:line>
        <draw:line draw:style-name="gr16" draw:text-style-name="P9" draw:layer="layout" svg:x1="13cm" svg:y1="15.8cm" svg:x2="13cm" svg:y2="16.6cm">
          <text:p/>
        </draw:line>
        <draw:line draw:style-name="gr16" draw:text-style-name="P9" draw:layer="layout" svg:x1="12.2cm" svg:y1="15cm" svg:x2="11.2cm" svg:y2="15cm">
          <text:p/>
        </draw:line>
        <draw:line draw:style-name="gr17" draw:text-style-name="P9" draw:layer="layout" svg:x1="13cm" svg:y1="13.6cm" svg:x2="13cm" svg:y2="14.4cm">
          <text:p/>
        </draw:line>
        <draw:frame draw:style-name="gr18" draw:text-style-name="P10" draw:layer="layout" svg:width="0.777cm" svg:height="0.806cm" svg:x="14cm" svg:y="14.9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2.2cm" svg:y="15.8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1.2cm" svg:y="14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3.223cm" svg:y="13.6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14.8cm" svg:y="16.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6.4cm" svg:y1="16.8cm" svg:x2="17.4cm" svg:y2="16.8cm">
          <text:p/>
        </draw:line>
        <draw:line draw:style-name="gr21" draw:text-style-name="P9" draw:layer="layout" svg:x1="15.6cm" svg:y1="17.6cm" svg:x2="15.6cm" svg:y2="18.4cm">
          <text:p/>
        </draw:line>
        <draw:line draw:style-name="gr16" draw:text-style-name="P9" draw:layer="layout" svg:x1="14.8cm" svg:y1="16.8cm" svg:x2="13.8cm" svg:y2="16.8cm">
          <text:p/>
        </draw:line>
        <draw:line draw:style-name="gr16" draw:text-style-name="P9" draw:layer="layout" svg:x1="15.6cm" svg:y1="15.4cm" svg:x2="15.6cm" svg:y2="16.2cm">
          <text:p/>
        </draw:line>
        <draw:frame draw:style-name="gr18" draw:text-style-name="P10" draw:layer="layout" svg:width="0.777cm" svg:height="0.806cm" svg:x="16.6cm" svg:y="17.0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4.6cm" svg:y="17.6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3.8cm" svg:y="16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5.423cm" svg:y="15.2cm">
          <draw:text-box>
            <text:p><text:span text:style-name="T2">3</text:span></text:p>
          </draw:text-box>
        </draw:frame>
        <draw:line draw:style-name="gr17" draw:text-style-name="P9" draw:layer="layout" svg:x1="17.4cm" svg:y1="13.6cm" svg:x2="13cm" svg:y2="13.6cm">
          <text:p/>
        </draw:line>
        <draw:line draw:style-name="gr17" draw:text-style-name="P9" draw:layer="layout" svg:x1="17.4cm" svg:y1="16.8cm" svg:x2="17.4cm" svg:y2="13.6cm">
          <text:p/>
        </draw:line>
        <draw:frame draw:style-name="gr22" draw:text-style-name="P10" draw:layer="layout" svg:width="2.428cm" svg:height="0.806cm" svg:x="12.6cm" svg:y="12.8cm">
          <draw:text-box>
            <text:p><text:span text:style-name="T2">Edge-4A</text:span></text:p>
          </draw:text-box>
        </draw:frame>
        <draw:custom-shape draw:style-name="gr15" draw:text-style-name="P9" draw:layer="layout" svg:width="1.6cm" svg:height="1.4cm" svg:x="21.4cm" svg:y="12.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cm" svg:y1="12.9cm" svg:x2="24.8cm" svg:y2="12.9cm">
          <text:p/>
        </draw:line>
        <draw:line draw:style-name="gr16" draw:text-style-name="P9" draw:layer="layout" svg:x1="22.2cm" svg:y1="13.7cm" svg:x2="22.2cm" svg:y2="14.5cm">
          <text:p/>
        </draw:line>
        <draw:line draw:style-name="gr16" draw:text-style-name="P9" draw:layer="layout" svg:x1="21.4cm" svg:y1="12.9cm" svg:x2="20.4cm" svg:y2="12.9cm">
          <text:p/>
        </draw:line>
        <draw:line draw:style-name="gr21" draw:text-style-name="P9" draw:layer="layout" svg:x1="22.2cm" svg:y1="11.5cm" svg:x2="22.2cm" svg:y2="12.3cm">
          <text:p/>
        </draw:line>
        <draw:frame draw:style-name="gr18" draw:text-style-name="P10" draw:layer="layout" svg:width="0.777cm" svg:height="0.806cm" svg:x="23cm" svg:y="12.8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1.4cm" svg:y="13.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0.4cm" svg:y="12.1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423cm" svg:y="11.5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4cm" svg:y="14.1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4.2cm" svg:y1="18.6cm" svg:x2="25.2cm" svg:y2="18.6cm">
          <text:p/>
        </draw:line>
        <draw:line draw:style-name="gr21" draw:text-style-name="P9" draw:layer="layout" svg:x1="24.8cm" svg:y1="15.5cm" svg:x2="24.8cm" svg:y2="16.3cm">
          <text:p/>
        </draw:line>
        <draw:line draw:style-name="gr16" draw:text-style-name="P9" draw:layer="layout" svg:x1="24cm" svg:y1="14.7cm" svg:x2="23cm" svg:y2="14.7cm">
          <text:p/>
        </draw:line>
        <draw:line draw:style-name="gr17" draw:text-style-name="P9" draw:layer="layout" svg:x1="24.8cm" svg:y1="12.9cm" svg:x2="24.8cm" svg:y2="14.1cm">
          <text:p/>
        </draw:line>
        <draw:frame draw:style-name="gr18" draw:text-style-name="P10" draw:layer="layout" svg:width="0.777cm" svg:height="0.806cm" svg:x="24.4cm" svg:y="18.8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3.8cm" svg:y="15.5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3cm" svg:y="13.9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4.8cm" svg:y="13.294cm">
          <draw:text-box>
            <text:p><text:span text:style-name="T2">3</text:span></text:p>
          </draw:text-box>
        </draw:frame>
        <draw:frame draw:style-name="gr23" draw:text-style-name="P10" draw:layer="layout" svg:width="2.098cm" svg:height="0.806cm" svg:x="24.4cm" svg:y="11.5cm">
          <draw:text-box>
            <text:p><text:span text:style-name="T2">Edge-2</text:span></text:p>
          </draw:text-box>
        </draw:frame>
        <draw:custom-shape draw:style-name="gr15" draw:text-style-name="P9" draw:layer="layout" svg:width="1.6cm" svg:height="1.4cm" svg:x="20cm" svg:y="16.1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6cm" svg:y1="16.788cm" svg:x2="26cm" svg:y2="16.8cm">
          <text:p/>
        </draw:line>
        <draw:line draw:style-name="gr16" draw:text-style-name="P9" draw:layer="layout" svg:x1="20.8cm" svg:y1="17.594cm" svg:x2="20.8cm" svg:y2="18.394cm">
          <text:p/>
        </draw:line>
        <draw:line draw:style-name="gr16" draw:text-style-name="P9" draw:layer="layout" svg:x1="20cm" svg:y1="16.794cm" svg:x2="19cm" svg:y2="16.794cm">
          <text:p/>
        </draw:line>
        <draw:line draw:style-name="gr21" draw:text-style-name="P9" draw:layer="layout" svg:x1="20.8cm" svg:y1="15.394cm" svg:x2="20.8cm" svg:y2="16.194cm">
          <text:p/>
        </draw:line>
        <draw:frame draw:style-name="gr18" draw:text-style-name="P10" draw:layer="layout" svg:width="0.777cm" svg:height="0.806cm" svg:x="21.6cm" svg:y="16.7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cm" svg:y="17.5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cm" svg:y="15.9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023cm" svg:y="15.4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6cm" svg:y="17.9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.4cm" svg:y1="19.394cm" svg:x2="23.4cm" svg:y2="20.194cm">
          <text:p/>
        </draw:line>
        <draw:line draw:style-name="gr16" draw:text-style-name="P9" draw:layer="layout" svg:x1="22.6cm" svg:y1="18.594cm" svg:x2="21.6cm" svg:y2="18.594cm">
          <text:p/>
        </draw:line>
        <draw:line draw:style-name="gr21" draw:text-style-name="P9" draw:layer="layout" svg:x1="23.4cm" svg:y1="17.188cm" svg:x2="23.4cm" svg:y2="17.994cm">
          <text:p/>
        </draw:line>
        <draw:frame draw:style-name="gr18" draw:text-style-name="P10" draw:layer="layout" svg:width="0.777cm" svg:height="0.806cm" svg:x="22.4cm" svg:y="19.3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6cm" svg:y="17.7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3.6cm" svg:y="17.188cm">
          <draw:text-box>
            <text:p><text:span text:style-name="T2">3</text:span></text:p>
          </draw:text-box>
        </draw:frame>
        <draw:frame draw:style-name="gr22" draw:text-style-name="P10" draw:layer="layout" svg:width="2.428cm" svg:height="0.806cm" svg:x="19.772cm" svg:y="19cm">
          <draw:text-box>
            <text:p><text:span text:style-name="T2">Edge-4B</text:span></text:p>
          </draw:text-box>
        </draw:frame>
        <draw:custom-shape draw:style-name="gr15" draw:text-style-name="P9" draw:layer="layout" svg:width="1.6cm" svg:height="1.4cm" svg:x="21.4cm" svg:y="12.297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3cm" svg:y1="12.897cm" svg:x2="24.8cm" svg:y2="12.897cm">
          <text:p/>
        </draw:line>
        <draw:line draw:style-name="gr16" draw:text-style-name="P9" draw:layer="layout" svg:x1="22.2cm" svg:y1="13.697cm" svg:x2="22.2cm" svg:y2="14.497cm">
          <text:p/>
        </draw:line>
        <draw:line draw:style-name="gr16" draw:text-style-name="P9" draw:layer="layout" svg:x1="21.4cm" svg:y1="12.897cm" svg:x2="20.4cm" svg:y2="12.897cm">
          <text:p/>
        </draw:line>
        <draw:line draw:style-name="gr21" draw:text-style-name="P9" draw:layer="layout" svg:x1="22.2cm" svg:y1="11.497cm" svg:x2="22.2cm" svg:y2="12.297cm">
          <text:p/>
        </draw:line>
        <draw:frame draw:style-name="gr18" draw:text-style-name="P10" draw:layer="layout" svg:width="0.777cm" svg:height="0.806cm" svg:x="23cm" svg:y="12.891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1.4cm" svg:y="13.69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0.4cm" svg:y="12.097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423cm" svg:y="11.497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4cm" svg:y="14.097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4.8cm" svg:y1="15.497cm" svg:x2="24.8cm" svg:y2="16.297cm">
          <text:p/>
        </draw:line>
        <draw:line draw:style-name="gr16" draw:text-style-name="P9" draw:layer="layout" svg:x1="24cm" svg:y1="14.697cm" svg:x2="23cm" svg:y2="14.697cm">
          <text:p/>
        </draw:line>
        <draw:line draw:style-name="gr17" draw:text-style-name="P9" draw:layer="layout" svg:x1="24.8cm" svg:y1="12.897cm" svg:x2="24.8cm" svg:y2="14.097cm">
          <text:p/>
        </draw:line>
        <draw:frame draw:style-name="gr18" draw:text-style-name="P10" draw:layer="layout" svg:width="0.777cm" svg:height="0.806cm" svg:x="23.8cm" svg:y="15.497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3cm" svg:y="13.897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4.8cm" svg:y="13.291cm">
          <draw:text-box>
            <text:p><text:span text:style-name="T2">3</text:span></text:p>
          </draw:text-box>
        </draw:frame>
        <draw:frame draw:style-name="gr23" draw:text-style-name="P10" draw:layer="layout" svg:width="2.098cm" svg:height="0.806cm" svg:x="24.4cm" svg:y="11.497cm">
          <draw:text-box>
            <text:p><text:span text:style-name="T2">Edge-2</text:span></text:p>
          </draw:text-box>
        </draw:frame>
        <draw:line draw:style-name="gr17" draw:text-style-name="P9" draw:layer="layout" svg:x1="26cm" svg:y1="20.194cm" svg:x2="26cm" svg:y2="16.788cm">
          <text:p/>
        </draw:line>
        <draw:line draw:style-name="gr17" draw:text-style-name="P9" draw:layer="layout" svg:x1="26cm" svg:y1="20.194cm" svg:x2="23.4cm" svg:y2="20.194cm">
          <text:p/>
        </draw:line>
        <draw:frame draw:style-name="gr24" draw:text-style-name="P11" draw:layer="layout" svg:width="2.056cm" svg:height="0.962cm" svg:x="12.6cm" svg:y="4.8cm">
          <draw:text-box>
            <text:p><text:span text:style-name="T3">DF: 3</text:span></text:p>
          </draw:text-box>
        </draw:frame>
        <draw:frame draw:style-name="gr24" draw:text-style-name="P11" draw:layer="layout" svg:width="2.056cm" svg:height="0.962cm" svg:x="25.2cm" svg:y="5.838cm">
          <draw:text-box>
            <text:p><text:span text:style-name="T3">DF: 1</text:span></text:p>
          </draw:text-box>
        </draw:frame>
        <draw:frame draw:style-name="gr24" draw:text-style-name="P11" draw:layer="layout" svg:width="2.056cm" svg:height="0.962cm" svg:x="15.4cm" svg:y="12.038cm">
          <draw:text-box>
            <text:p><text:span text:style-name="T3">DF: 2</text:span></text:p>
          </draw:text-box>
        </draw:frame>
        <draw:frame draw:style-name="gr24" draw:text-style-name="P11" draw:layer="layout" svg:width="2.056cm" svg:height="0.962cm" svg:x="25.544cm" svg:y="12.306cm">
          <draw:text-box>
            <text:p><text:span text:style-name="T3">DF: 0</text:span></text:p>
          </draw:text-box>
        </draw:frame>
        <draw:frame draw:style-name="gr24" draw:text-style-name="P11" draw:layer="layout" svg:width="2.056cm" svg:height="0.962cm" svg:x="19cm" svg:y="20.038cm">
          <draw:text-box>
            <text:p><text:span text:style-name="T3">DF: 2</text:span></text:p>
          </draw:text-box>
        </draw:frame>
        <draw:line draw:style-name="gr25" draw:text-style-name="P9" draw:layer="layout" svg:x1="25cm" svg:y1="3.8cm" svg:x2="26.6cm" svg:y2="3.8cm">
          <text:p/>
        </draw:line>
        <draw:line draw:style-name="gr25" draw:text-style-name="P9" draw:layer="layout" svg:x1="11cm" svg:y1="4.4cm" svg:x2="12.6cm" svg:y2="4.4cm">
          <text:p/>
        </draw:line>
        <draw:line draw:style-name="gr25" draw:text-style-name="P9" draw:layer="layout" svg:x1="16.2cm" svg:y1="8.2cm" svg:x2="16.2cm" svg:y2="6.594cm">
          <text:p/>
        </draw:line>
        <draw:line draw:style-name="gr25" draw:text-style-name="P9" draw:layer="layout" svg:x1="12.8cm" svg:y1="2cm" svg:x2="12.8cm" svg:y2="0.394cm">
          <text:p/>
        </draw:line>
        <presentation:notes draw:style-name="dp2">
          <draw:page-thumbnail draw:style-name="gr13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office:forms form:automatic-focus="false" form:apply-design-mode="false"/>
        <draw:frame draw:style-name="gr14" draw:text-style-name="P7" draw:layer="layout" svg:width="10.683cm" svg:height="0.962cm" svg:x="0.259cm" svg:y="0.4cm">
          <draw:text-box>
            <text:p>TCE Automatic Path Draw Algorithm</text:p>
          </draw:text-box>
        </draw:frame>
        <draw:custom-shape draw:style-name="gr15" draw:text-style-name="P9" draw:layer="layout" svg:width="1.6cm" svg:height="1.4cm" svg:x="18cm" svg:y="3.4cm">
          <text:p/>
          <draw:enhanced-geometry svg:viewBox="0 0 21600 21600" draw:type="rectangle" draw:enhanced-path="M 0 0 L 21600 0 21600 21600 0 21600 0 0 Z N"/>
        </draw:custom-shape>
        <draw:line draw:style-name="gr16" draw:text-style-name="P9" draw:layer="layout" svg:x1="19.6cm" svg:y1="4cm" svg:x2="20.6cm" svg:y2="4cm">
          <text:p/>
        </draw:line>
        <draw:line draw:style-name="gr16" draw:text-style-name="P9" draw:layer="layout" svg:x1="18.4cm" svg:y1="4.794cm" svg:x2="18.4cm" svg:y2="5.594cm">
          <text:p/>
        </draw:line>
        <draw:line draw:style-name="gr16" draw:text-style-name="P9" draw:layer="layout" svg:x1="18cm" svg:y1="4cm" svg:x2="17cm" svg:y2="4cm">
          <text:p/>
        </draw:line>
        <draw:line draw:style-name="gr17" draw:text-style-name="P9" draw:layer="layout" svg:x1="18.8cm" svg:y1="2.6cm" svg:x2="18.8cm" svg:y2="3.4cm">
          <text:p/>
        </draw:line>
        <draw:frame draw:style-name="gr18" draw:text-style-name="P10" draw:layer="layout" svg:width="0.777cm" svg:height="0.806cm" svg:x="19.8cm" svg:y="3.994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7.623cm" svg:y="4.7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7cm" svg:y="3.2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9.023cm" svg:y="2.6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6cm" svg:y="5.2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2.2cm" svg:y1="5.8cm" svg:x2="23.2cm" svg:y2="5.8cm">
          <text:p/>
        </draw:line>
        <draw:line draw:style-name="gr21" draw:text-style-name="P9" draw:layer="layout" svg:x1="21.4cm" svg:y1="6.6cm" svg:x2="21.4cm" svg:y2="7.4cm">
          <text:p/>
        </draw:line>
        <draw:line draw:style-name="gr16" draw:text-style-name="P9" draw:layer="layout" svg:x1="20.577cm" svg:y1="5.606cm" svg:x2="19.577cm" svg:y2="5.606cm">
          <text:p/>
        </draw:line>
        <draw:line draw:style-name="gr16" draw:text-style-name="P9" draw:layer="layout" svg:x1="21.4cm" svg:y1="4.4cm" svg:x2="21.4cm" svg:y2="5.2cm">
          <text:p/>
        </draw:line>
        <draw:frame draw:style-name="gr18" draw:text-style-name="P10" draw:layer="layout" svg:width="0.777cm" svg:height="0.806cm" svg:x="22.4cm" svg:y="6.006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20.4cm" svg:y="6.6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8cm" svg:y="4.8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223cm" svg:y="4.2cm">
          <draw:text-box>
            <text:p><text:span text:style-name="T2">3</text:span></text:p>
          </draw:text-box>
        </draw:frame>
        <draw:line draw:style-name="gr17" draw:text-style-name="P9" draw:layer="layout" svg:x1="23.2cm" svg:y1="2.6cm" svg:x2="18.8cm" svg:y2="2.6cm">
          <text:p/>
        </draw:line>
        <draw:line draw:style-name="gr17" draw:text-style-name="P9" draw:layer="layout" svg:x1="23.2cm" svg:y1="5.8cm" svg:x2="23.2cm" svg:y2="2.6cm">
          <text:p/>
        </draw:line>
        <draw:frame draw:style-name="gr22" draw:text-style-name="P10" draw:layer="layout" svg:width="2.428cm" svg:height="0.806cm" svg:x="18.4cm" svg:y="1.8cm">
          <draw:text-box>
            <text:p><text:span text:style-name="T2">Edge-4A</text:span></text:p>
          </draw:text-box>
        </draw:frame>
        <draw:frame draw:style-name="standard" draw:layer="layout" svg:width="15.152cm" svg:height="5.483cm" svg:x="0.697cm" svg:y="1.746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0"/>
            <table:table-row table:style-name="ro2" table:default-cell-style-name="ce2">
              <table:table-cell>
                <text:p><text:span text:style-name="T2">Point a</text:span></text:p>
              </table:table-cell>
              <table:table-cell>
                <text:p><text:span text:style-name="T2">Dir a</text:span></text:p>
              </table:table-cell>
              <table:table-cell>
                <text:p><text:span text:style-name="T2">Point b</text:span></text:p>
              </table:table-cell>
              <table:table-cell table:style-name="ce3">
                <text:p><text:span text:style-name="T2">Dir b</text:span></text:p>
              </table:table-cell>
              <table:table-cell table:style-name="ce3">
                <text:p><text:span text:style-name="T2">Crosspoint</text:span></text:p>
              </table:table-cell>
              <table:table-cell table:style-name="ce3">
                <text:p><text:span text:style-name="T2">Crosspoint</text:span><text:span text:style-name="T2"><text:line-break/></text:span><text:span text:style-name="T2">covers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3</text:span><text:span text:style-name="T2"><text:line-break/></text:span><text:span text:style-name="T2">odd: x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0</text:span><text:span text:style-name="T2"><text:line-break/></text:span><text:span text:style-name="T2">even: y</text:span></text:p>
              </table:table-cell>
              <table:table-cell>
                <text:p><text:span text:style-name="T2">(ax, by)</text:span></text:p>
              </table:table-cell>
              <table:table-cell>
                <text:p><text:span text:style-name="T2">0</text:span><text:span text:style-name="T2"><text:line-break/></text:span><text:span text:style-name="T2">→ Edge-4A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1</text:span><text:span text:style-name="T2"><text:line-break/></text:span><text:span text:style-name="T2">→ Edge-4B</text:span></text:p>
              </table:table-cell>
            </table:table-row>
            <table:table-row table:style-name="ro2" table:default-cell-style-name="ce5">
              <table:table-cell table:style-name="ce2">
                <text:p><text:span text:style-name="T2">(ax, ay)</text:span></text:p>
              </table:table-cell>
              <table:table-cell table:style-name="ce2">
                <text:p><text:span text:style-name="T2">0</text:span><text:span text:style-name="T2"><text:line-break/></text:span><text:span text:style-name="T2">even: y</text:span></text:p>
              </table:table-cell>
              <table:table-cell table:style-name="ce4">
                <text:p><text:span text:style-name="T2">(bx, by)</text:span></text:p>
              </table:table-cell>
              <table:table-cell>
                <text:p><text:span text:style-name="T2">3</text:span><text:span text:style-name="T2"><text:line-break/></text:span><text:span text:style-name="T2">odd: x</text:span></text:p>
              </table:table-cell>
              <table:table-cell>
                <text:p><text:span text:style-name="T2">(bx, by)</text:span></text:p>
              </table:table-cell>
              <table:table-cell>
                <text:p><text:span text:style-name="T2">2</text:span><text:span text:style-name="T2"><text:line-break/></text:span><text:span text:style-name="T2">→ Edge-2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8" draw:text-style-name="P10" draw:layer="layout" svg:width="0.777cm" svg:height="0.806cm" svg:x="18.023cm" svg:y="2.606cm">
          <draw:text-box>
            <text:p><text:span text:style-name="T2">a</text:span></text:p>
          </draw:text-box>
        </draw:frame>
        <draw:frame draw:style-name="gr18" draw:text-style-name="P10" draw:layer="layout" svg:width="0.777cm" svg:height="0.806cm" svg:x="22.2cm" svg:y="5cm">
          <draw:text-box>
            <text:p><text:span text:style-name="T2">b</text:span></text:p>
          </draw:text-box>
        </draw:frame>
        <draw:line draw:style-name="gr26" draw:text-style-name="P9" draw:layer="layout" svg:x1="18.8cm" svg:y1="5.8cm" svg:x2="20.6cm" svg:y2="5.8cm">
          <text:p/>
        </draw:line>
        <draw:line draw:style-name="gr26" draw:text-style-name="P9" draw:layer="layout" svg:x1="18.8cm" svg:y1="5.8cm" svg:x2="18.8cm" svg:y2="4.8cm">
          <text:p/>
        </draw:line>
        <draw:line draw:style-name="gr16" draw:text-style-name="P9" draw:layer="layout" svg:x1="21.8cm" svg:y1="10cm" svg:x2="21.4cm" svg:y2="10.4cm">
          <text:p/>
        </draw:line>
        <draw:line draw:style-name="gr16" draw:text-style-name="P9" draw:layer="layout" svg:x1="21.8cm" svg:y1="10.4cm" svg:x2="21.4cm" svg:y2="10cm">
          <text:p/>
        </draw:line>
        <draw:frame draw:style-name="gr18" draw:text-style-name="P10" draw:layer="layout" svg:width="3.377cm" svg:height="0.806cm" svg:x="21.8cm" svg:y="9.194cm">
          <draw:text-box>
            <text:p><text:span text:style-name="T2">Crosspoint</text:span></text:p>
          </draw:text-box>
        </draw:frame>
        <draw:line draw:style-name="gr21" draw:text-style-name="P9" draw:layer="layout" svg:x1="22.4cm" svg:y1="12cm" svg:x2="23.4cm" svg:y2="12cm">
          <text:p/>
        </draw:line>
        <draw:frame draw:style-name="gr18" draw:text-style-name="P10" draw:layer="layout" svg:width="0.777cm" svg:height="0.806cm" svg:x="22.6cm" svg:y="12.206cm">
          <draw:text-box>
            <text:p><text:span text:style-name="T2">0</text:span></text:p>
          </draw:text-box>
        </draw:frame>
        <draw:custom-shape draw:style-name="gr15" draw:text-style-name="P9" draw:layer="layout" svg:width="1.6cm" svg:height="1.4cm" svg:x="18.2cm" svg:y="9.5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19.8cm" svg:y1="10.188cm" svg:x2="24.2cm" svg:y2="10.2cm">
          <text:p/>
        </draw:line>
        <draw:line draw:style-name="gr16" draw:text-style-name="P9" draw:layer="layout" svg:x1="19cm" svg:y1="10.994cm" svg:x2="19cm" svg:y2="11.794cm">
          <text:p/>
        </draw:line>
        <draw:line draw:style-name="gr16" draw:text-style-name="P9" draw:layer="layout" svg:x1="18.2cm" svg:y1="10.194cm" svg:x2="17.2cm" svg:y2="10.194cm">
          <text:p/>
        </draw:line>
        <draw:line draw:style-name="gr21" draw:text-style-name="P9" draw:layer="layout" svg:x1="19cm" svg:y1="8.794cm" svg:x2="19cm" svg:y2="9.594cm">
          <text:p/>
        </draw:line>
        <draw:frame draw:style-name="gr18" draw:text-style-name="P10" draw:layer="layout" svg:width="0.777cm" svg:height="0.806cm" svg:x="19.8cm" svg:y="10.188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8.2cm" svg:y="10.9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7.2cm" svg:y="9.3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19.223cm" svg:y="8.8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0.8cm" svg:y="11.394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6cm" svg:y1="12.794cm" svg:x2="21.6cm" svg:y2="13.594cm">
          <text:p/>
        </draw:line>
        <draw:line draw:style-name="gr16" draw:text-style-name="P9" draw:layer="layout" svg:x1="20.8cm" svg:y1="11.994cm" svg:x2="19.8cm" svg:y2="11.994cm">
          <text:p/>
        </draw:line>
        <draw:line draw:style-name="gr21" draw:text-style-name="P9" draw:layer="layout" svg:x1="21.8cm" svg:y1="10.588cm" svg:x2="21.8cm" svg:y2="11.394cm">
          <text:p/>
        </draw:line>
        <draw:frame draw:style-name="gr18" draw:text-style-name="P10" draw:layer="layout" svg:width="0.777cm" svg:height="0.806cm" svg:x="20.6cm" svg:y="12.794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9.8cm" svg:y="11.194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1.8cm" svg:y="10.588cm">
          <draw:text-box>
            <text:p><text:span text:style-name="T2">3</text:span></text:p>
          </draw:text-box>
        </draw:frame>
        <draw:frame draw:style-name="gr22" draw:text-style-name="P10" draw:layer="layout" svg:width="2.428cm" svg:height="0.806cm" svg:x="17.972cm" svg:y="12.4cm">
          <draw:text-box>
            <text:p><text:span text:style-name="T2">Edge-4B</text:span></text:p>
          </draw:text-box>
        </draw:frame>
        <draw:line draw:style-name="gr17" draw:text-style-name="P9" draw:layer="layout" svg:x1="24.2cm" svg:y1="13.594cm" svg:x2="24.2cm" svg:y2="10.188cm">
          <text:p/>
        </draw:line>
        <draw:line draw:style-name="gr17" draw:text-style-name="P9" draw:layer="layout" svg:x1="24.2cm" svg:y1="13.594cm" svg:x2="21.6cm" svg:y2="13.594cm">
          <text:p/>
        </draw:line>
        <draw:line draw:style-name="gr26" draw:text-style-name="P9" draw:layer="layout" svg:x1="21.6cm" svg:y1="11.4cm" svg:x2="21.6cm" svg:y2="9.8cm">
          <text:p/>
        </draw:line>
        <draw:line draw:style-name="gr26" draw:text-style-name="P9" draw:layer="layout" svg:x1="18.8cm" svg:y1="5.8cm" svg:x2="18.8cm" svg:y2="4.8cm">
          <text:p/>
        </draw:line>
        <draw:frame draw:style-name="gr18" draw:text-style-name="P10" draw:layer="layout" svg:width="0.777cm" svg:height="0.806cm" svg:x="19.823cm" svg:y="9.4cm">
          <draw:text-box>
            <text:p><text:span text:style-name="T2">a</text:span></text:p>
          </draw:text-box>
        </draw:frame>
        <draw:frame draw:style-name="gr18" draw:text-style-name="P10" draw:layer="layout" svg:width="0.777cm" svg:height="0.806cm" svg:x="21.6cm" svg:y="12.788cm">
          <draw:text-box>
            <text:p><text:span text:style-name="T2">b</text:span></text:p>
          </draw:text-box>
        </draw:frame>
        <draw:custom-shape draw:style-name="gr15" draw:text-style-name="P9" draw:layer="layout" svg:width="1.6cm" svg:height="1.4cm" svg:x="19.479cm" svg:y="16.203cm">
          <text:p/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21.079cm" svg:y1="16.803cm" svg:x2="22.8cm" svg:y2="16.803cm">
          <text:p/>
        </draw:line>
        <draw:line draw:style-name="gr16" draw:text-style-name="P9" draw:layer="layout" svg:x1="20.279cm" svg:y1="17.603cm" svg:x2="20.279cm" svg:y2="18.403cm">
          <text:p/>
        </draw:line>
        <draw:line draw:style-name="gr16" draw:text-style-name="P9" draw:layer="layout" svg:x1="19.479cm" svg:y1="16.803cm" svg:x2="18.479cm" svg:y2="16.803cm">
          <text:p/>
        </draw:line>
        <draw:line draw:style-name="gr21" draw:text-style-name="P9" draw:layer="layout" svg:x1="20.279cm" svg:y1="15.403cm" svg:x2="20.279cm" svg:y2="16.203cm">
          <text:p/>
        </draw:line>
        <draw:frame draw:style-name="gr18" draw:text-style-name="P10" draw:layer="layout" svg:width="0.777cm" svg:height="0.806cm" svg:x="21.079cm" svg:y="16.797cm">
          <draw:text-box>
            <text:p><text:span text:style-name="T2">0</text:span></text:p>
          </draw:text-box>
        </draw:frame>
        <draw:frame draw:style-name="gr18" draw:text-style-name="P10" draw:layer="layout" svg:width="0.777cm" svg:height="0.806cm" svg:x="19.479cm" svg:y="17.603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18.479cm" svg:y="16.003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0.502cm" svg:y="15.403cm">
          <draw:text-box>
            <text:p><text:span text:style-name="T2">3</text:span></text:p>
          </draw:text-box>
        </draw:frame>
        <draw:custom-shape draw:style-name="gr15" draw:text-style-name="P9" draw:layer="layout" svg:width="1.6cm" svg:height="1.4cm" svg:x="22.079cm" svg:y="18.003cm">
          <text:p/>
          <draw:enhanced-geometry svg:viewBox="0 0 21600 21600" draw:type="rectangle" draw:enhanced-path="M 0 0 L 21600 0 21600 21600 0 21600 0 0 Z N"/>
        </draw:custom-shape>
        <draw:line draw:style-name="gr21" draw:text-style-name="P9" draw:layer="layout" svg:x1="22.879cm" svg:y1="19.403cm" svg:x2="22.879cm" svg:y2="20.203cm">
          <text:p/>
        </draw:line>
        <draw:line draw:style-name="gr16" draw:text-style-name="P9" draw:layer="layout" svg:x1="22.079cm" svg:y1="18.603cm" svg:x2="21.079cm" svg:y2="18.603cm">
          <text:p/>
        </draw:line>
        <draw:frame draw:style-name="gr18" draw:text-style-name="P10" draw:layer="layout" svg:width="0.777cm" svg:height="0.806cm" svg:x="21.879cm" svg:y="19.403cm">
          <draw:text-box>
            <text:p><text:span text:style-name="T2">1</text:span></text:p>
          </draw:text-box>
        </draw:frame>
        <draw:frame draw:style-name="gr18" draw:text-style-name="P10" draw:layer="layout" svg:width="0.777cm" svg:height="0.806cm" svg:x="21.079cm" svg:y="17.803cm">
          <draw:text-box>
            <text:p><text:span text:style-name="T2">2</text:span></text:p>
          </draw:text-box>
        </draw:frame>
        <draw:frame draw:style-name="gr18" draw:text-style-name="P10" draw:layer="layout" svg:width="0.777cm" svg:height="0.806cm" svg:x="22.879cm" svg:y="17.197cm">
          <draw:text-box>
            <text:p><text:span text:style-name="T2">3</text:span></text:p>
          </draw:text-box>
        </draw:frame>
        <draw:line draw:style-name="gr17" draw:text-style-name="P9" draw:layer="layout" svg:x1="22.8cm" svg:y1="16.8cm" svg:x2="22.8cm" svg:y2="18cm">
          <text:p/>
        </draw:line>
        <draw:frame draw:style-name="gr23" draw:text-style-name="P10" draw:layer="layout" svg:width="2.098cm" svg:height="0.806cm" svg:x="21.702cm" svg:y="14.6cm">
          <draw:text-box>
            <text:p><text:span text:style-name="T2">Edge-2</text:span></text:p>
          </draw:text-box>
        </draw:frame>
        <draw:line draw:style-name="gr16" draw:text-style-name="P9" draw:layer="layout" svg:x1="23.023cm" svg:y1="16.6cm" svg:x2="22.623cm" svg:y2="17cm">
          <text:p/>
        </draw:line>
        <draw:line draw:style-name="gr16" draw:text-style-name="P9" draw:layer="layout" svg:x1="23.023cm" svg:y1="17cm" svg:x2="22.623cm" svg:y2="16.6cm">
          <text:p/>
        </draw:line>
        <draw:frame draw:style-name="gr18" draw:text-style-name="P10" draw:layer="layout" svg:width="3.377cm" svg:height="0.806cm" svg:x="23.023cm" svg:y="15.794cm">
          <draw:text-box>
            <text:p><text:span text:style-name="T2">Crosspoint</text:span></text:p>
          </draw:text-box>
        </draw:frame>
        <draw:line draw:style-name="gr16" draw:text-style-name="P9" draw:layer="layout" svg:x1="24.679cm" svg:y1="18.6cm" svg:x2="23.679cm" svg:y2="18.6cm">
          <text:p/>
        </draw:line>
        <draw:frame draw:style-name="gr18" draw:text-style-name="P10" draw:layer="layout" svg:width="3.377cm" svg:height="0.806cm" svg:x="17cm" svg:y="6.194cm">
          <draw:text-box>
            <text:p><text:span text:style-name="T2">Crosspoint</text:span></text:p>
          </draw:text-box>
        </draw:frame>
        <draw:line draw:style-name="gr16" draw:text-style-name="P9" draw:layer="layout" svg:x1="19cm" svg:y1="5.6cm" svg:x2="18.6cm" svg:y2="6cm">
          <text:p/>
        </draw:line>
        <draw:line draw:style-name="gr16" draw:text-style-name="P9" draw:layer="layout" svg:x1="19cm" svg:y1="6cm" svg:x2="18.6cm" svg:y2="5.6cm">
          <text:p/>
        </draw:line>
        <draw:frame draw:style-name="standard" draw:layer="layout" svg:width="12.132cm" svg:height="7.67cm" svg:x="0.649cm" svg:y="8.082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3"/>
            <table:table-row table:style-name="ro3" table:default-cell-style-name="ce6">
              <table:table-cell>
                <text:p><text:span text:style-name="T4">Path</text:span></text:p>
              </table:table-cell>
              <table:table-cell>
                <text:p><text:span text:style-name="T4">Line </text:span><text:span text:style-name="T4"><text:line-break/></text:span><text:span text:style-name="T4">Segments</text:span></text:p>
              </table:table-cell>
              <table:table-cell>
                <text:p><text:span text:style-name="T4">Points</text:span></text:p>
              </table:table-cell>
              <table:table-cell>
                <text:p><text:span text:style-name="T4">Degree of</text:span><text:span text:style-name="T4"><text:line-break/></text:span><text:span text:style-name="T4">Freedom</text:span></text:p>
              </table:table-cell>
            </table:table-row>
            <table:table-row table:style-name="ro1" table:default-cell-style-name="ce6">
              <table:table-cell>
                <text:p><text:span text:style-name="T4">Parallel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</table:table-row>
            <table:table-row table:style-name="ro1" table:default-cell-style-name="ce6">
              <table:table-cell>
                <text:p><text:span text:style-name="T4">Anti-Parallel</text:span></text:p>
              </table:table-cell>
              <table:table-cell>
                <text:p><text:span text:style-name="T4">5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/text:p>
              </table:table-cell>
            </table:table-row>
            <table:table-row table:style-name="ro4" table:default-cell-style-name="ce6">
              <table:table-cell>
                <text:p><text:span text:style-name="T4">Edge-4A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text:span text:style-name="T4"><text:line-break/></text:span><text:span text:style-name="T4">Example:</text:span><text:span text:style-name="T4"><text:line-break/></text:span><text:span text:style-name="T4">(ax, d0)</text:span><text:span text:style-name="T4"><text:line-break/></text:span><text:span text:style-name="T4">(d1, d0)</text:span><text:span text:style-name="T4"><text:line-break/></text:span><text:span text:style-name="T4">(d1, by)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1" table:default-cell-style-name="ce6">
              <table:table-cell>
                <text:p><text:span text:style-name="T4">Edge-4B</text:span></text:p>
              </table:table-cell>
              <table:table-cell>
                <text:p><text:span text:style-name="T4">4</text:span></text:p>
              </table:table-cell>
              <table:table-cell>
                <text:p><text:span text:style-name="T4">3</text:span></text:p>
              </table:table-cell>
              <table:table-cell>
                <text:p><text:span text:style-name="T4">2</text:span></text:p>
              </table:table-cell>
            </table:table-row>
            <table:table-row table:style-name="ro1" table:default-cell-style-name="ce6">
              <table:table-cell>
                <text:p><text:span text:style-name="T4">Edge-2</text:span></text:p>
              </table:table-cell>
              <table:table-cell>
                <text:p><text:span text:style-name="T4">2</text:span></text:p>
              </table:table-cell>
              <table:table-cell>
                <text:p><text:span text:style-name="T4">1</text:span></text:p>
              </table:table-cell>
              <table:table-cell>
                <text:p><text:span text:style-name="T4">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3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07T15:59:20.925390953</meta:creation-date>
    <meta:generator>LibreOffice/4.4.6.3$Linux_X86_64 LibreOffice_project/40m0$Build-3</meta:generator>
    <dc:date>2016-01-22T21:37:26.787338635</dc:date>
    <meta:editing-duration>PT1H39M26S</meta:editing-duration>
    <meta:editing-cycles>11</meta:editing-cycles>
    <meta:document-statistic meta:object-count="279"/>
  </office:meta>
</office:document-meta>
</file>